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VS</text:span><text:span text:style-name="T1_2"><text:s/></text:span><text:span text:style-name="T1_3">XERMGKOETZRT</text:span><text:span text:style-name="T1_4">,<text:s/></text:span><text:span text:style-name="T1_5">JST</text:span><text:span text:style-name="T1_6"><text:s/></text:span><text:span text:style-name="T1_7">XRZET</text:span><text:span text:style-name="T1_8"><text:s/></text:span><text:span text:style-name="T1_9">UV</text:span><text:span text:style-name="T1_10"><text:s/></text:span><text:span text:style-name="T1_11">QJBQGRGJRXTK</text:span><text:span text:style-name="T1_12"><text:s/></text:span><text:span text:style-name="T1_13">V</text:span><text:span text:style-name="T1_14"><text:s/></text:span><text:span text:style-name="T1_15">JS</text:span><text:span text:style-name="T1_16"><text:s/></text:span><text:span text:style-name="T1_17">SVGKUK</text:span><text:span text:style-name="T1_18"><text:s/></text:span><text:span text:style-name="T1_19">UV</text:span><text:span text:style-name="T1_20"><text:s/></text:span><text:span text:style-name="T1_21">XERMGKOETZRT</text:span><text:span text:style-name="T1_22"><text:s/></text:span><text:span text:style-name="T1_23">FJV</text:span><text:span text:style-name="T1_24"><text:s/></text:span><text:span text:style-name="T1_25">KMVET</text:span><text:span text:style-name="T1_26"><text:s/></text:span><text:span text:style-name="T1_27">UV</text:span><text:span text:style-name="T1_28"><text:s/></text:span><text:span text:style-name="T1_29">TXKEUK</text:span><text:span text:style-name="T1_30"><text:s/></text:span><text:span text:style-name="T1_31">XKS</text:span><text:span text:style-name="T1_32"><text:s/></text:span><text:span text:style-name="T1_33">JS</text:span><text:span text:style-name="T1_34"><text:s/></text:span><text:span text:style-name="T1_35">QRQGVST</text:span><text:span text:style-name="T1_36"><text:s/></text:span><text:span text:style-name="T1_37">MEV</text:span><text:span text:style-name="T1_38">-</text:span><text:span text:style-name="T1_39">UVZRARUK</text:span><text:span text:style-name="T1_40"><text:s/></text:span><text:span text:style-name="T1_41">UV</text:span><text:span text:style-name="T1_42"><text:s/></text:span><text:span text:style-name="T1_43">QJBQGRGJRXTK</text:span><text:span text:style-name="T1_44">.<text:s/></text:span><text:span text:style-name="T1_45">MTET</text:span><text:span text:style-name="T1_46"><text:s/></text:span><text:span text:style-name="T1_47">XERMGKOETZTE</text:span><text:span text:style-name="T1_48"><text:s/></text:span><text:span text:style-name="T1_49">JST</text:span><text:span text:style-name="T1_50"><text:s/></text:span><text:span text:style-name="T1_51">SVAQTOVS</text:span><text:span text:style-name="T1_52">,<text:s/></text:span><text:span text:style-name="T1_53">JARUTUVQ</text:span><text:span text:style-name="T1_54"><text:s/></text:span><text:span text:style-name="T1_55">UK</text:span><text:span text:style-name="T1_56"><text:s/></text:span><text:span text:style-name="T1_57">GVYGK</text:span><text:span text:style-name="T1_58"><text:s/>-<text:s/></text:span><text:span text:style-name="T1_59">FJV</text:span><text:span text:style-name="T1_60"><text:s/></text:span><text:span text:style-name="T1_61">MKUVS</text:span><text:span text:style-name="T1_62"><text:s/></text:span><text:span text:style-name="T1_63">QVE</text:span><text:span text:style-name="T1_64"><text:s/></text:span><text:span text:style-name="T1_65">PVGETQ</text:span><text:span text:style-name="T1_66"><text:s/></text:span><text:span text:style-name="T1_67">RQKPTUTQ</text:span><text:span text:style-name="T1_68">,<text:s/></text:span><text:span text:style-name="T1_69">MTEVQ</text:span><text:span text:style-name="T1_70"><text:s/></text:span><text:span text:style-name="T1_71">KJ</text:span><text:span text:style-name="T1_72"><text:s/></text:span><text:span text:style-name="T1_73">KJGEKQ</text:span><text:span text:style-name="T1_74"><text:s/></text:span><text:span text:style-name="T1_75">OEJMKQ</text:span><text:span text:style-name="T1_76"><text:s/></text:span><text:span text:style-name="T1_77">UV</text:span><text:span text:style-name="T1_78"><text:s/></text:span><text:span text:style-name="T1_79">PVGETQ</text:span><text:span text:style-name="T1_80"><text:s/>-<text:s/></text:span><text:span text:style-name="T1_81">QTK</text:span><text:span text:style-name="T1_82"><text:s/></text:span><text:span text:style-name="T1_83">QJBQGRGJRUTQ</text:span><text:span text:style-name="T1_84"><text:s/></text:span><text:span text:style-name="T1_85">MTET</text:span><text:span text:style-name="T1_86"><text:s/></text:span><text:span text:style-name="T1_87">ZKESTE</text:span><text:span text:style-name="T1_88"><text:s/></text:span><text:span text:style-name="T1_89">T</text:span><text:span text:style-name="T1_90"><text:s/></text:span><text:span text:style-name="T1_91">XRZET</text:span><text:span text:style-name="T1_92">.<text:s/></text:span><text:span text:style-name="T1_93">TQ</text:span><text:span text:style-name="T1_94"><text:s/></text:span><text:span text:style-name="T1_95">XRZETQ</text:span><text:span text:style-name="T1_96"><text:s/></text:span><text:span text:style-name="T1_97">UV</text:span><text:span text:style-name="T1_98"><text:s/></text:span><text:span text:style-name="T1_99">QJBQGRGJRXTK</text:span><text:span text:style-name="T1_100"><text:s/></text:span><text:span text:style-name="T1_101">QTK</text:span><text:span text:style-name="T1_102"><text:s/></text:span><text:span text:style-name="T1_103">UVXRZETUTQ</text:span><text:span text:style-name="T1_104"><text:s/></text:span><text:span text:style-name="T1_105">MVPT</text:span><text:span text:style-name="T1_106"><text:s/></text:span><text:span text:style-name="T1_107">QJBQGRGJRXTK</text:span><text:span text:style-name="T1_108"><text:s/></text:span><text:span text:style-name="T1_109">RAWVEQT</text:span><text:span text:style-name="T1_110">.<text:s/></text:span><text:span text:style-name="T1_111">GKUTWRT</text:span><text:span text:style-name="T1_112">,<text:s/></text:span><text:span text:style-name="T1_113">QV</text:span><text:span text:style-name="T1_114"><text:s/></text:span><text:span text:style-name="T1_115">T</text:span><text:span text:style-name="T1_116"><text:s/></text:span><text:span text:style-name="T1_117">JARUTUV</text:span><text:span text:style-name="T1_118"><text:s/></text:span><text:span text:style-name="T1_119">UV</text:span><text:span text:style-name="T1_120"><text:s/></text:span><text:span text:style-name="T1_121">QJBQGRGJRXTK</text:span><text:span text:style-name="T1_122"><text:s/></text:span><text:span text:style-name="T1_123">VQGRWVE</text:span><text:span text:style-name="T1_124"><text:s/></text:span><text:span text:style-name="T1_125">TK</text:span><text:span text:style-name="T1_126"><text:s/></text:span><text:span text:style-name="T1_127">ARWVP</text:span><text:span text:style-name="T1_128"><text:s/></text:span><text:span text:style-name="T1_129">UV</text:span><text:span text:style-name="T1_130"><text:s/></text:span><text:span text:style-name="T1_131">MTPTWETQ</text:span><text:span text:style-name="T1_132"><text:s/></text:span><text:span text:style-name="T1_133">RAGVRETQ</text:span><text:span text:style-name="T1_134"><text:s/></text:span><text:span text:style-name="T1_135">KJ</text:span><text:span text:style-name="T1_136"><text:s/></text:span><text:span text:style-name="T1_137">ZETQVQ</text:span><text:span text:style-name="T1_138">,<text:s/></text:span><text:span text:style-name="T1_139">K</text:span><text:span text:style-name="T1_140"><text:s/></text:span><text:span text:style-name="T1_141">QRQGVST</text:span><text:span text:style-name="T1_142"><text:s/></text:span><text:span text:style-name="T1_143">V</text:span><text:span text:style-name="T1_144"><text:s/></text:span><text:span text:style-name="T1_145">ITBRGJTPSVAGV</text:span><text:span text:style-name="T1_146"><text:s/></text:span><text:span text:style-name="T1_147">URGK</text:span><text:span text:style-name="T1_148"><text:s/></text:span><text:span text:style-name="T1_149">QVE</text:span><text:span text:style-name="T1_150"><text:s/></text:span><text:span text:style-name="T1_151">JS</text:span><text:span text:style-name="T1_152"><text:s/></text:span><text:span text:style-name="T1_153">XKUROK</text:span><text:span text:style-name="T1_154">,<text:s/></text:span><text:span text:style-name="T1_155">ATK</text:span><text:span text:style-name="T1_156"><text:s/></text:span><text:span text:style-name="T1_157">JST</text:span><text:span text:style-name="T1_158"><text:s/></text:span><text:span text:style-name="T1_159">XRZET</text:span><text:span text:style-name="T1_160">.</text:span></text:p>
      <text:p text:style-name="P2"/>
      <text:p text:style-name="P3"><text:span text:style-name="T3_1">VYRQGVS</text:span><text:span text:style-name="T3_2"><text:s/></text:span><text:span text:style-name="T3_3">URWVEQKQ</text:span><text:span text:style-name="T3_4"><text:s/></text:span><text:span text:style-name="T3_5">GRMKQ</text:span><text:span text:style-name="T3_6"><text:s/></text:span><text:span text:style-name="T3_7">UV</text:span><text:span text:style-name="T3_8"><text:s/></text:span><text:span text:style-name="T3_9">XRZETQ</text:span><text:span text:style-name="T3_10"><text:s/></text:span><text:span text:style-name="T3_11">UV</text:span><text:span text:style-name="T3_12"><text:s/></text:span><text:span text:style-name="T3_13">QJBQGRGJRXTK</text:span><text:span text:style-name="T3_14">.<text:s/></text:span><text:span text:style-name="T3_15">QV</text:span><text:span text:style-name="T3_16"><text:s/></text:span><text:span text:style-name="T3_17">T</text:span><text:span text:style-name="T3_18"><text:s/></text:span><text:span text:style-name="T3_19">XRZET</text:span><text:span text:style-name="T3_20"><text:s/></text:span><text:span text:style-name="T3_21">KMVET</text:span><text:span text:style-name="T3_22"><text:s/></text:span><text:span text:style-name="T3_23">XKS</text:span><text:span text:style-name="T3_24"><text:s/></text:span><text:span text:style-name="T3_25">PVGETQ</text:span><text:span text:style-name="T3_26"><text:s/></text:span><text:span text:style-name="T3_27">RQKPTUTQ</text:span><text:span text:style-name="T3_28">,<text:s/></text:span><text:span text:style-name="T3_29">V</text:span><text:span text:style-name="T3_30"><text:s/></text:span><text:span text:style-name="T3_31">UVAKSRATUT</text:span><text:span text:style-name="T3_32"><text:s/></text:span><text:span text:style-name="T3_33">XRZET</text:span><text:span text:style-name="T3_34"><text:s/></text:span><text:span text:style-name="T3_35">UV</text:span><text:span text:style-name="T3_36"><text:s/></text:span><text:span text:style-name="T3_37">QJBQGRGJRXTK</text:span><text:span text:style-name="T3_38"><text:s/></text:span><text:span text:style-name="T3_39">QRSMPVQ</text:span><text:span text:style-name="T3_40">.<text:s/></text:span><text:span text:style-name="T3_41">QV</text:span><text:span text:style-name="T3_42"><text:s/></text:span><text:span text:style-name="T3_43">KMVET</text:span><text:span text:style-name="T3_44"><text:s/></text:span><text:span text:style-name="T3_45">XKS</text:span><text:span text:style-name="T3_46"><text:s/></text:span><text:span text:style-name="T3_47">OEJMKQ</text:span><text:span text:style-name="T3_48"><text:s/></text:span><text:span text:style-name="T3_49">UV</text:span><text:span text:style-name="T3_50"><text:s/></text:span><text:span text:style-name="T3_51">PVGETQ</text:span><text:span text:style-name="T3_52"><text:s/></text:span><text:span text:style-name="T3_53">XITST</text:span><text:span text:style-name="T3_54">-</text:span><text:span text:style-name="T3_55">QV</text:span><text:span text:style-name="T3_56"><text:s/></text:span><text:span text:style-name="T3_57">XRZET</text:span><text:span text:style-name="T3_58"><text:s/></text:span><text:span text:style-name="T3_59">UV</text:span><text:span text:style-name="T3_60"><text:s/></text:span><text:span text:style-name="T3_61">QJBQGRGJRXTK</text:span><text:span text:style-name="T3_62"><text:s/></text:span><text:span text:style-name="T3_63">MKPROETZRXT</text:span><text:span text:style-name="T3_64">.<text:s/></text:span><text:span text:style-name="T3_65">JST</text:span><text:span text:style-name="T3_66"><text:s/></text:span><text:span text:style-name="T3_67">XRZET</text:span><text:span text:style-name="T3_68"><text:s/></text:span><text:span text:style-name="T3_69">SKAKTPZTBVGRXT</text:span><text:span text:style-name="T3_70"><text:s/></text:span><text:span text:style-name="T3_71">JQT</text:span><text:span text:style-name="T3_72"><text:s/></text:span><text:span text:style-name="T3_73">JST</text:span><text:span text:style-name="T3_74"><text:s/></text:span><text:span text:style-name="T3_75">QK</text:span><text:span text:style-name="T3_76"><text:s/></text:span><text:span text:style-name="T3_77">QJBQGRGJRXTK</text:span><text:span text:style-name="T3_78"><text:s/></text:span><text:span text:style-name="T3_79">ZRYT</text:span><text:span text:style-name="T3_80"><text:s/></text:span><text:span text:style-name="T3_81">AT</text:span><text:span text:style-name="T3_82"><text:s/></text:span><text:span text:style-name="T3_83">SVAQTOVS</text:span><text:span text:style-name="T3_84"><text:s/></text:span><text:span text:style-name="T3_85">RAGVRET</text:span><text:span text:style-name="T3_86">,<text:s/></text:span><text:span text:style-name="T3_87">VAFJTAGK</text:span><text:span text:style-name="T3_88"><text:s/></text:span><text:span text:style-name="T3_89">JST</text:span><text:span text:style-name="T3_90"><text:s/></text:span><text:span text:style-name="T3_91">XRZET</text:span><text:span text:style-name="T3_92"><text:s/></text:span><text:span text:style-name="T3_93">MKPRTPZTBVGRXT</text:span><text:span text:style-name="T3_94"><text:s/></text:span><text:span text:style-name="T3_95">JQT</text:span><text:span text:style-name="T3_96"><text:s/></text:span><text:span text:style-name="T3_97">STRQ</text:span><text:span text:style-name="T3_98"><text:s/></text:span><text:span text:style-name="T3_99">FJV</text:span><text:span text:style-name="T3_100"><text:s/></text:span><text:span text:style-name="T3_101">JST</text:span><text:span text:style-name="T3_102">.<text:s/></text:span><text:span text:style-name="T3_103">JST</text:span><text:span text:style-name="T3_104"><text:s/></text:span><text:span text:style-name="T3_105">XRZET</text:span><text:span text:style-name="T3_106"><text:s/></text:span><text:span text:style-name="T3_107">MKUV</text:span><text:span text:style-name="T3_108"><text:s/></text:span><text:span text:style-name="T3_109">TRAUT</text:span><text:span text:style-name="T3_110"><text:s/></text:span><text:span text:style-name="T3_111">EVXKEEVE</text:span><text:span text:style-name="T3_112"><text:s/></text:span><text:span text:style-name="T3_113">T</text:span><text:span text:style-name="T3_114"><text:s/></text:span><text:span text:style-name="T3_115">IKSKZKAKQ</text:span><text:span text:style-name="T3_116"><text:s/></text:span><text:span text:style-name="T3_117">FJTAUK</text:span><text:span text:style-name="T3_118"><text:s/></text:span><text:span text:style-name="T3_119">JST</text:span><text:span text:style-name="T3_120"><text:s/></text:span><text:span text:style-name="T3_121">JARUTUV</text:span><text:span text:style-name="T3_122"><text:s/></text:span><text:span text:style-name="T3_123">UV</text:span><text:span text:style-name="T3_124"><text:s/></text:span><text:span text:style-name="T3_125">GVYGK</text:span><text:span text:style-name="T3_126"><text:s/></text:span><text:span text:style-name="T3_127">MKUV</text:span><text:span text:style-name="T3_128"><text:s/></text:span><text:span text:style-name="T3_129">STMVTUT</text:span><text:span text:style-name="T3_130"><text:s/></text:span><text:span text:style-name="T3_131">VS</text:span><text:span text:style-name="T3_132"><text:s/></text:span><text:span text:style-name="T3_133">STRQ</text:span><text:span text:style-name="T3_134"><text:s/></text:span><text:span text:style-name="T3_135">FJV</text:span><text:span text:style-name="T3_136"><text:s/></text:span><text:span text:style-name="T3_137">JST</text:span><text:span text:style-name="T3_138"><text:s/></text:span><text:span text:style-name="T3_139">MKQQRBRPRUTUV</text:span><text:span text:style-name="T3_140"><text:s/></text:span><text:span text:style-name="T3_141">URQGRAGT</text:span><text:span text:style-name="T3_142">.</text:span></text:p>
      <text:p text:style-name="P4"/>
      <text:p text:style-name="P5"><text:span text:style-name="T5_1">T</text:span><text:span text:style-name="T5_2"><text:s/></text:span><text:span text:style-name="T5_3">TATPRQV</text:span><text:span text:style-name="T5_4"><text:s/></text:span><text:span text:style-name="T5_5">UV</text:span><text:span text:style-name="T5_6"><text:s/></text:span><text:span text:style-name="T5_7">ZEVFJVAXRT</text:span><text:span text:style-name="T5_8"><text:s/></text:span><text:span text:style-name="T5_9">ZKR</text:span><text:span text:style-name="T5_10"><text:s/></text:span><text:span text:style-name="T5_11">T</text:span><text:span text:style-name="T5_12"><text:s/></text:span><text:span text:style-name="T5_13">ZVEETSVAGT</text:span><text:span text:style-name="T5_14"><text:s/></text:span><text:span text:style-name="T5_15">BTQRXT</text:span><text:span text:style-name="T5_16"><text:s/></text:span><text:span text:style-name="T5_17">MTET</text:span><text:span text:style-name="T5_18"><text:s/></text:span><text:span text:style-name="T5_19">FJVBETE</text:span><text:span text:style-name="T5_20"><text:s/></text:span><text:span text:style-name="T5_21">XRZETQ</text:span><text:span text:style-name="T5_22"><text:s/></text:span><text:span text:style-name="T5_23">XPTQQRXTQ</text:span><text:span text:style-name="T5_24">.<text:s/></text:span><text:span text:style-name="T5_25">VS</text:span><text:span text:style-name="T5_26"><text:s/></text:span><text:span text:style-name="T5_27">PRAOJTQ</text:span><text:span text:style-name="T5_28"><text:s/></text:span><text:span text:style-name="T5_29">ATGJETRQ</text:span><text:span text:style-name="T5_30">,<text:s/></text:span><text:span text:style-name="T5_31">UVGVESRATUTQ</text:span><text:span text:style-name="T5_32"><text:s/></text:span><text:span text:style-name="T5_33">PVGETQ</text:span><text:span text:style-name="T5_34"><text:s/></text:span><text:span text:style-name="T5_35">UK</text:span><text:span text:style-name="T5_36"><text:s/></text:span><text:span text:style-name="T5_37">TPZTBVGK</text:span><text:span text:style-name="T5_38"><text:s/></text:span><text:span text:style-name="T5_39">TMTEVXVS</text:span><text:span text:style-name="T5_40"><text:s/></text:span><text:span text:style-name="T5_41">STRQ</text:span><text:span text:style-name="T5_42"><text:s/></text:span><text:span text:style-name="T5_43">ZEVFJVAGVSVAGV</text:span><text:span text:style-name="T5_44"><text:s/></text:span><text:span text:style-name="T5_45">UK</text:span><text:span text:style-name="T5_46"><text:s/></text:span><text:span text:style-name="T5_47">FJV</text:span><text:span text:style-name="T5_48"><text:s/></text:span><text:span text:style-name="T5_49">KJGETQ</text:span><text:span text:style-name="T5_50">.<text:s/></text:span><text:span text:style-name="T5_51">MKE</text:span><text:span text:style-name="T5_52"><text:s/></text:span><text:span text:style-name="T5_53">VYVSMPK</text:span><text:span text:style-name="T5_54">,<text:s/></text:span><text:span text:style-name="T5_55">AJST</text:span><text:span text:style-name="T5_56"><text:s/></text:span><text:span text:style-name="T5_57">XRZET</text:span><text:span text:style-name="T5_58"><text:s/></text:span><text:span text:style-name="T5_59">QRSMPVQ</text:span><text:span text:style-name="T5_60"><text:s/></text:span><text:span text:style-name="T5_61">UV</text:span><text:span text:style-name="T5_62"><text:s/></text:span><text:span text:style-name="T5_63">QJBQGRGJRXTK</text:span><text:span text:style-name="T5_64"><text:s/>(</text:span><text:span text:style-name="T5_65">VS</text:span><text:span text:style-name="T5_66"><text:s/></text:span><text:span text:style-name="T5_67">FJV</text:span><text:span text:style-name="T5_68"><text:s/></text:span><text:span text:style-name="T5_69">XTUT</text:span><text:span text:style-name="T5_70"><text:s/></text:span><text:span text:style-name="T5_71">PVGET</text:span><text:span text:style-name="T5_72"><text:s/></text:span><text:span text:style-name="T5_73">V</text:span><text:span text:style-name="T5_74"><text:s/></text:span><text:span text:style-name="T5_75">QJBQGRGJRUT</text:span><text:span text:style-name="T5_76"><text:s/></text:span><text:span text:style-name="T5_77">QRSMPVQSVAGV</text:span><text:span text:style-name="T5_78"><text:s/></text:span><text:span text:style-name="T5_79">MKE</text:span><text:span text:style-name="T5_80"><text:s/></text:span><text:span text:style-name="T5_81">KJGET</text:span><text:span text:style-name="T5_82">),<text:s/></text:span><text:span text:style-name="T5_83">T</text:span><text:span text:style-name="T5_84"><text:s/></text:span><text:span text:style-name="T5_85">PVGET</text:span><text:span text:style-name="T5_86"><text:s/></text:span><text:span text:style-name="T5_87">STRQ</text:span><text:span text:style-name="T5_88"><text:s/></text:span><text:span text:style-name="T5_89">ZEVFJVAGV</text:span><text:span text:style-name="T5_90"><text:s/></text:span><text:span text:style-name="T5_91">AJST</text:span><text:span text:style-name="T5_92"><text:s/></text:span><text:span text:style-name="T5_93">SVAQTOVS</text:span><text:span text:style-name="T5_94"><text:s/></text:span><text:span text:style-name="T5_95">XRZETUT</text:span><text:span text:style-name="T5_96"><text:s/></text:span><text:span text:style-name="T5_97">UV</text:span><text:span text:style-name="T5_98"><text:s/></text:span><text:span text:style-name="T5_99">JS</text:span><text:span text:style-name="T5_100"><text:s/></text:span><text:span text:style-name="T5_101">GVYGK</text:span><text:span text:style-name="T5_102"><text:s/></text:span><text:span text:style-name="T5_103">VS</text:span><text:span text:style-name="T5_104"><text:s/></text:span><text:span text:style-name="T5_105">MKEGJOJVQ</text:span><text:span text:style-name="T5_106"><text:s/></text:span><text:span text:style-name="T5_107">QVERT</text:span><text:span text:style-name="T5_108"><text:s/></text:span><text:span text:style-name="T5_109">T</text:span><text:span text:style-name="T5_110"><text:s/></text:span><text:span text:style-name="T5_111">FJV</text:span><text:span text:style-name="T5_112"><text:s/></text:span><text:span text:style-name="T5_113">EVMEVQVAGT</text:span><text:span text:style-name="T5_114"><text:s/></text:span><text:span text:style-name="T5_115">T</text:span><text:span text:style-name="T5_116"><text:s/></text:span><text:span text:style-name="T5_117">PVGET</text:span><text:span text:style-name="T5_118"><text:s/>�</text:span><text:span text:style-name="T5_119">T</text:span><text:span text:style-name="T5_120">�.</text:span></text:p>
      <text:p text:style-name="P6"/>
      <text:p text:style-name="P7"><text:span text:style-name="T7_1">T</text:span><text:span text:style-name="T7_2"><text:s/></text:span><text:span text:style-name="T7_3">XERMGKOETZRT</text:span><text:span text:style-name="T7_4"><text:s/></text:span><text:span text:style-name="T7_5">SKUVEAT</text:span><text:span text:style-name="T7_6"><text:s/></text:span><text:span text:style-name="T7_7">GKEAKJ</text:span><text:span text:style-name="T7_8"><text:s/></text:span><text:span text:style-name="T7_9">SJRGK</text:span><text:span text:style-name="T7_10"><text:s/></text:span><text:span text:style-name="T7_11">STRQ</text:span><text:span text:style-name="T7_12"><text:s/></text:span><text:span text:style-name="T7_13">XKSMPVYT</text:span><text:span text:style-name="T7_14"><text:s/></text:span><text:span text:style-name="T7_15">T</text:span><text:span text:style-name="T7_16"><text:s/></text:span><text:span text:style-name="T7_17">XERMGKTATPRQV</text:span><text:span text:style-name="T7_18"><text:s/></text:span><text:span text:style-name="T7_19">UK</text:span><text:span text:style-name="T7_20"><text:s/></text:span><text:span text:style-name="T7_21">FJV</text:span><text:span text:style-name="T7_22"><text:s/></text:span><text:span text:style-name="T7_23">KQ</text:span><text:span text:style-name="T7_24"><text:s/></text:span><text:span text:style-name="T7_25">QRQGVSTQ</text:span><text:span text:style-name="T7_26"><text:s/>�</text:span><text:span text:style-name="T7_27">MTMVP</text:span><text:span text:style-name="T7_28">-</text:span><text:span text:style-name="T7_29">V</text:span><text:span text:style-name="T7_30">-</text:span><text:span text:style-name="T7_31">XTAVGT</text:span><text:span text:style-name="T7_32">�<text:s/></text:span><text:span text:style-name="T7_33">UK</text:span><text:span text:style-name="T7_34"><text:s/></text:span><text:span text:style-name="T7_35">MTQQTUK</text:span><text:span text:style-name="T7_36">,<text:s/></text:span><text:span text:style-name="T7_37">V</text:span><text:span text:style-name="T7_38"><text:s/></text:span><text:span text:style-name="T7_39">MTEVXV</text:span><text:span text:style-name="T7_40"><text:s/></text:span><text:span text:style-name="T7_41">TOKET</text:span><text:span text:style-name="T7_42"><text:s/></text:span><text:span text:style-name="T7_43">QVE</text:span><text:span text:style-name="T7_44"><text:s/></text:span><text:span text:style-name="T7_45">QJMVERKE</text:span><text:span text:style-name="T7_46"><text:s/></text:span><text:span text:style-name="T7_47">T</text:span><text:span text:style-name="T7_48"><text:s/></text:span><text:span text:style-name="T7_49">XERMGKTATPRQV</text:span><text:span text:style-name="T7_50">.<text:s/></text:span><text:span text:style-name="T7_51">QVOJAUK</text:span><text:span text:style-name="T7_52"><text:s/></text:span><text:span text:style-name="T7_53">K</text:span><text:span text:style-name="T7_54"><text:s/></text:span><text:span text:style-name="T7_55">IRQGKERTUKE</text:span><text:span text:style-name="T7_56"><text:s/></text:span><text:span text:style-name="T7_57">UTWRU</text:span><text:span text:style-name="T7_58"><text:s/></text:span><text:span text:style-name="T7_59">CTIA</text:span><text:span text:style-name="T7_60">,<text:s/>�</text:span><text:span text:style-name="T7_61">SJRGKQ</text:span><text:span text:style-name="T7_62"><text:s/></text:span><text:span text:style-name="T7_63">QTK</text:span><text:span text:style-name="T7_64"><text:s/></text:span><text:span text:style-name="T7_65">KQ</text:span><text:span text:style-name="T7_66"><text:s/></text:span><text:span text:style-name="T7_67">XERMGKQQRQGVSTQ</text:span><text:span text:style-name="T7_68"><text:s/></text:span><text:span text:style-name="T7_69">KZVEVXRUKQ</text:span><text:span text:style-name="T7_70"><text:s/></text:span><text:span text:style-name="T7_71">MVPTQ</text:span><text:span text:style-name="T7_72"><text:s/></text:span><text:span text:style-name="T7_73">XVAGVATQ</text:span><text:span text:style-name="T7_74"><text:s/></text:span><text:span text:style-name="T7_75">UKQ</text:span><text:span text:style-name="T7_76"><text:s/></text:span><text:span text:style-name="T7_77">WVAUVUKEVQ</text:span><text:span text:style-name="T7_78"><text:s/></text:span><text:span text:style-name="T7_79">XKSVEXRTRQ</text:span><text:span text:style-name="T7_80"><text:s/></text:span><text:span text:style-name="T7_81">TGJTRQ</text:span><text:span text:style-name="T7_82"><text:s/></text:span><text:span text:style-name="T7_83">FJV</text:span><text:span text:style-name="T7_84"><text:s/></text:span><text:span text:style-name="T7_85">ATK</text:span><text:span text:style-name="T7_86"><text:s/></text:span><text:span text:style-name="T7_87">MKUVS</text:span><text:span text:style-name="T7_88"><text:s/></text:span><text:span text:style-name="T7_89">QVE</text:span><text:span text:style-name="T7_90"><text:s/></text:span><text:span text:style-name="T7_91">FJVBETUKQ</text:span><text:span text:style-name="T7_92"><text:s/></text:span><text:span text:style-name="T7_93">MKE</text:span><text:span text:style-name="T7_94"><text:s/></text:span><text:span text:style-name="T7_95">FJTPFJVE</text:span><text:span text:style-name="T7_96"><text:s/></text:span><text:span text:style-name="T7_97">SVGKUK</text:span><text:span text:style-name="T7_98"><text:s/></text:span><text:span text:style-name="T7_99">XKAIVXRUK</text:span><text:span text:style-name="T7_100"><text:s/></text:span><text:span text:style-name="T7_101">UT</text:span><text:span text:style-name="T7_102"><text:s/></text:span><text:span text:style-name="T7_103">XERMGKTATPRQV</text:span><text:span text:style-name="T7_104">".<text:s/></text:span></text:p>
      <text:p text:style-name="P8"/>
      <text:p text:style-name="P9"><text:span text:style-name="T9_1">CTIA</text:span><text:span text:style-name="T9_2"><text:s/></text:span><text:span text:style-name="T9_3">MKUV</text:span><text:span text:style-name="T9_4"><text:s/></text:span><text:span text:style-name="T9_5">GVE</text:span><text:span text:style-name="T9_6"><text:s/></text:span><text:span text:style-name="T9_7">QRUK</text:span><text:span text:style-name="T9_8"><text:s/></text:span><text:span text:style-name="T9_9">MEVSTGJEK</text:span><text:span text:style-name="T9_10"><text:s/></text:span><text:span text:style-name="T9_11">VS</text:span><text:span text:style-name="T9_12"><text:s/></text:span><text:span text:style-name="T9_13">QJT</text:span><text:span text:style-name="T9_14"><text:s/></text:span><text:span text:style-name="T9_15">TATPRQV</text:span><text:span text:style-name="T9_16">.<text:s/></text:span><text:span text:style-name="T9_17">TQ</text:span><text:span text:style-name="T9_18"><text:s/></text:span><text:span text:style-name="T9_19">XRZETQ</text:span><text:span text:style-name="T9_20"><text:s/></text:span><text:span text:style-name="T9_21">ZETXTQ</text:span><text:span text:style-name="T9_22"><text:s/></text:span><text:span text:style-name="T9_23">ATK</text:span><text:span text:style-name="T9_24"><text:s/></text:span><text:span text:style-name="T9_25">ZKETS</text:span><text:span text:style-name="T9_26"><text:s/></text:span><text:span text:style-name="T9_27">VYGRAGTQ</text:span><text:span text:style-name="T9_28">,<text:s/></text:span><text:span text:style-name="T9_29">V</text:span><text:span text:style-name="T9_30"><text:s/></text:span><text:span text:style-name="T9_31">KQ</text:span><text:span text:style-name="T9_32"><text:s/></text:span><text:span text:style-name="T9_33">SVGKUKQ</text:span><text:span text:style-name="T9_34"><text:s/></text:span><text:span text:style-name="T9_35">XERMGTATPRGRXKQ</text:span><text:span text:style-name="T9_36"><text:s/></text:span><text:span text:style-name="T9_37">VSMEVOTUKQ</text:span><text:span text:style-name="T9_38"><text:s/></text:span><text:span text:style-name="T9_39">MKE</text:span><text:span text:style-name="T9_40"><text:s/></text:span><text:span text:style-name="T9_41">TOVAXRTQ</text:span><text:span text:style-name="T9_42"><text:s/></text:span><text:span text:style-name="T9_43">UV</text:span><text:span text:style-name="T9_44"><text:s/></text:span><text:span text:style-name="T9_45">RAGVPROVAXRT</text:span><text:span text:style-name="T9_46"><text:s/></text:span><text:span text:style-name="T9_47">MVESTAVXVS</text:span><text:span text:style-name="T9_48"><text:s/></text:span><text:span text:style-name="T9_49">ATK</text:span><text:span text:style-name="T9_50"><text:s/></text:span><text:span text:style-name="T9_51">MJBPRXTUKQ</text:span><text:span text:style-name="T9_52">.<text:s/></text:span><text:span text:style-name="T9_53">AT</text:span><text:span text:style-name="T9_54"><text:s/></text:span><text:span text:style-name="T9_55">TXTUVSRT</text:span><text:span text:style-name="T9_56">,<text:s/></text:span><text:span text:style-name="T9_57">MEKLVGKQ</text:span><text:span text:style-name="T9_58"><text:s/></text:span><text:span text:style-name="T9_59">AKWKQ</text:span><text:span text:style-name="T9_60"><text:s/></text:span><text:span text:style-name="T9_61">QTK</text:span><text:span text:style-name="T9_62"><text:s/></text:span><text:span text:style-name="T9_63">TMEVQVAGTUKQ</text:span><text:span text:style-name="T9_64"><text:s/></text:span><text:span text:style-name="T9_65">EVOJPTESVAGV</text:span><text:span text:style-name="T9_66">,<text:s/></text:span><text:span text:style-name="T9_67">V</text:span><text:span text:style-name="T9_68"><text:s/></text:span><text:span text:style-name="T9_69">GTSBVS</text:span><text:span text:style-name="T9_70"><text:s/></text:span><text:span text:style-name="T9_71">FJVBETUKQ</text:span><text:span text:style-name="T9_72"><text:s/></text:span><text:span text:style-name="T9_73">ZEVFJVAGVSVAGV</text:span><text:span text:style-name="T9_74">.<text:s/></text:span><text:span text:style-name="T9_75">AT</text:span><text:span text:style-name="T9_76"><text:s/></text:span><text:span text:style-name="T9_77">RAUJQGERT</text:span><text:span text:style-name="T9_78">,<text:s/></text:span><text:span text:style-name="T9_79">GTSBVS</text:span><text:span text:style-name="T9_80">,<text:s/></text:span><text:span text:style-name="T9_81">XRZETQ</text:span><text:span text:style-name="T9_82"><text:s/></text:span><text:span text:style-name="T9_83">ATK</text:span><text:span text:style-name="T9_84"><text:s/></text:span><text:span text:style-name="T9_85">QTK</text:span><text:span text:style-name="T9_86"><text:s/></text:span><text:span text:style-name="T9_87">PRWEVQ</text:span><text:span text:style-name="T9_88"><text:s/></text:span><text:span text:style-name="T9_89">UV</text:span><text:span text:style-name="T9_90"><text:s/></text:span><text:span text:style-name="T9_91">ZTPITQ</text:span><text:span text:style-name="T9_92">:<text:s/></text:span><text:span text:style-name="T9_93">MKE</text:span><text:span text:style-name="T9_94"><text:s/></text:span><text:span text:style-name="T9_95">VYVSMPK</text:span><text:span text:style-name="T9_96">,<text:s/></text:span><text:span text:style-name="T9_97">KQ</text:span><text:span text:style-name="T9_98"><text:s/></text:span><text:span text:style-name="T9_99">TPOKERGSKQ</text:span><text:span text:style-name="T9_100"><text:s/></text:span><text:span text:style-name="T9_101">JQTUKQ</text:span><text:span text:style-name="T9_102"><text:s/></text:span><text:span text:style-name="T9_103">AT</text:span><text:span text:style-name="T9_104"><text:s/></text:span><text:span text:style-name="T9_105">GVXAKPKORT</text:span><text:span text:style-name="T9_106"><text:s/></text:span><text:span text:style-name="T9_107">UV</text:span><text:span text:style-name="T9_108"><text:s/></text:span><text:span text:style-name="T9_109">GVPVZKAV</text:span><text:span text:style-name="T9_110"><text:s/></text:span><text:span text:style-name="T9_111">XVPJPTE</text:span><text:span text:style-name="T9_112"><text:s/></text:span><text:span text:style-name="T9_113">MKUVS</text:span><text:span text:style-name="T9_114"><text:s/></text:span><text:span text:style-name="T9_115">QVE</text:span><text:span text:style-name="T9_116"><text:s/></text:span><text:span text:style-name="T9_117">FJVBETUKQ</text:span><text:span text:style-name="T9_118"><text:s/></text:span><text:span text:style-name="T9_119">VS</text:span><text:span text:style-name="T9_120"><text:s/></text:span><text:span text:style-name="T9_121">IKETQ</text:span><text:span text:style-name="T9_122"><text:s/></text:span><text:span text:style-name="T9_123">KJ</text:span><text:span text:style-name="T9_124"><text:s/></text:span><text:span text:style-name="T9_125">SRAJGKQ</text:span><text:span text:style-name="T9_126">.<text:s/></text:span><text:span text:style-name="T9_127">K</text:span><text:span text:style-name="T9_128"><text:s/></text:span><text:span text:style-name="T9_129">MEKGKXKPK</text:span><text:span text:style-name="T9_130"><text:s/></text:span><text:span text:style-name="T9_131">NREVU</text:span><text:span text:style-name="T9_132"><text:s/></text:span><text:span text:style-name="T9_133">VFJRWTPVAG</text:span><text:span text:style-name="T9_134"><text:s/></text:span><text:span text:style-name="T9_135">MERWTXD</text:span><text:span text:style-name="T9_136"><text:s/>(</text:span><text:span text:style-name="T9_137">NVM</text:span><text:span text:style-name="T9_138">),<text:s/></text:span><text:span text:style-name="T9_139">JQTUK</text:span><text:span text:style-name="T9_140"><text:s/></text:span><text:span text:style-name="T9_141">MTET</text:span><text:span text:style-name="T9_142"><text:s/></text:span><text:span text:style-name="T9_143">T</text:span><text:span text:style-name="T9_144"><text:s/></text:span><text:span text:style-name="T9_145">QVOJETAXT</text:span><text:span text:style-name="T9_146"><text:s/></text:span><text:span text:style-name="T9_147">UV</text:span><text:span text:style-name="T9_148"><text:s/></text:span><text:span text:style-name="T9_149">EVUVQ</text:span><text:span text:style-name="T9_150"><text:s/></text:span><text:span text:style-name="T9_151">NR</text:span><text:span text:style-name="T9_152">-</text:span><text:span text:style-name="T9_153">ZR</text:span><text:span text:style-name="T9_154">,<text:s/></text:span><text:span text:style-name="T9_155">ZKR</text:span><text:span text:style-name="T9_156"><text:s/></text:span><text:span text:style-name="T9_157">FJVBETUK</text:span><text:span text:style-name="T9_158"><text:s/></text:span><text:span text:style-name="T9_159">MKE</text:span><text:span text:style-name="T9_160"><text:s/></text:span><text:span text:style-name="T9_161">JS</text:span><text:span text:style-name="T9_162"><text:s/></text:span><text:span text:style-name="T9_163">TGTFJV</text:span><text:span text:style-name="T9_164"><text:s/></text:span><text:span text:style-name="T9_165">METGRXK</text:span><text:span text:style-name="T9_166"><text:s/></text:span><text:span text:style-name="T9_167">UV</text:span><text:span text:style-name="T9_168"><text:s/></text:span><text:span text:style-name="T9_169">XITWV</text:span><text:span text:style-name="T9_170"><text:s/></text:span><text:span text:style-name="T9_171">EVPTXRKATUT</text:span><text:span text:style-name="T9_172">.<text:s/></text:span><text:span text:style-name="T9_173">VQQT</text:span><text:span text:style-name="T9_174"><text:s/></text:span><text:span text:style-name="T9_175">ZETFJVHT</text:span><text:span text:style-name="T9_176"><text:s/></text:span><text:span text:style-name="T9_177">ATK</text:span><text:span text:style-name="T9_178"><text:s/></text:span><text:span text:style-name="T9_179">VET</text:span><text:span text:style-name="T9_180"><text:s/></text:span><text:span text:style-name="T9_181">EVTPSVAGV</text:span><text:span text:style-name="T9_182"><text:s/></text:span><text:span text:style-name="T9_183">UK</text:span><text:span text:style-name="T9_184"><text:s/></text:span><text:span text:style-name="T9_185">TPOKERGSK</text:span><text:span text:style-name="T9_186"><text:s/></text:span><text:span text:style-name="T9_187">VS</text:span><text:span text:style-name="T9_188"><text:s/></text:span><text:span text:style-name="T9_189">QR</text:span><text:span text:style-name="T9_190">,<text:s/></text:span><text:span text:style-name="T9_191">STQ</text:span><text:span text:style-name="T9_192"><text:s/></text:span><text:span text:style-name="T9_193">MERAXRMTPSVAGV</text:span><text:span text:style-name="T9_194"><text:s/></text:span><text:span text:style-name="T9_195">UVWRUK</text:span><text:span text:style-name="T9_196"><text:s/></text:span><text:span text:style-name="T9_197">TK</text:span><text:span text:style-name="T9_198"><text:s/></text:span><text:span text:style-name="T9_199">QVJ</text:span><text:span text:style-name="T9_200"><text:s/></text:span><text:span text:style-name="T9_201">JQK</text:span><text:span text:style-name="T9_202"><text:s/></text:span><text:span text:style-name="T9_203">RSMEKMERK</text:span><text:span text:style-name="T9_204"><text:s/></text:span><text:span text:style-name="T9_205">UVAGEK</text:span><text:span text:style-name="T9_206"><text:s/></text:span><text:span text:style-name="T9_207">UK</text:span><text:span text:style-name="T9_208"><text:s/></text:span><text:span text:style-name="T9_209">MEKGKXKPK</text:span><text:span text:style-name="T9_210">,<text:s/></text:span><text:span text:style-name="T9_211">UV</text:span><text:span text:style-name="T9_212"><text:s/></text:span><text:span text:style-name="T9_213">SKUK</text:span><text:span text:style-name="T9_214"><text:s/></text:span><text:span text:style-name="T9_215">T</text:span><text:span text:style-name="T9_216"><text:s/></text:span><text:span text:style-name="T9_217">XKSMEKSVGVE</text:span><text:span text:style-name="T9_218"><text:s/></text:span><text:span text:style-name="T9_219">QJT</text:span><text:span text:style-name="T9_220"><text:s/></text:span><text:span text:style-name="T9_221">ZKEXT</text:span><text:span text:style-name="T9_222">.</text:span></text:p>
      <text:p text:style-name="P10"/>
      <text:p text:style-name="P11"><text:span text:style-name="T11_1">QV</text:span><text:span text:style-name="T11_2"><text:s/></text:span><text:span text:style-name="T11_3">WKXV</text:span><text:span text:style-name="T11_4"><text:s/></text:span><text:span text:style-name="T11_5">UVXRZEKJ</text:span><text:span text:style-name="T11_6"><text:s/></text:span><text:span text:style-name="T11_7">K</text:span><text:span text:style-name="T11_8"><text:s/></text:span><text:span text:style-name="T11_9">GVYGK</text:span><text:span text:style-name="T11_10"><text:s/></text:span><text:span text:style-name="T11_11">XKS</text:span><text:span text:style-name="T11_12"><text:s/></text:span><text:span text:style-name="T11_13">QJXVQQK</text:span><text:span text:style-name="T11_14">,<text:s/></text:span><text:span text:style-name="T11_15">QTRBT</text:span><text:span text:style-name="T11_16"><text:s/></text:span><text:span text:style-name="T11_17">VAGTK</text:span><text:span text:style-name="T11_18"><text:s/></text:span><text:span text:style-name="T11_19">FJV</text:span><text:span text:style-name="T11_20"><text:s/></text:span><text:span text:style-name="T11_21">K</text:span><text:span text:style-name="T11_22"><text:s/></text:span><text:span text:style-name="T11_23">GVEXVREK</text:span><text:span text:style-name="T11_24"><text:s/></text:span><text:span text:style-name="T11_25">UVQTZRK</text:span><text:span text:style-name="T11_26"><text:s/></text:span><text:span text:style-name="T11_27">QVET</text:span><text:span text:style-name="T11_28"><text:s/></text:span><text:span text:style-name="T11_29">VQXERGK</text:span><text:span text:style-name="T11_30"><text:s/></text:span><text:span text:style-name="T11_31">VS</text:span><text:span text:style-name="T11_32"><text:s/></text:span><text:span text:style-name="T11_33">RAOPVQ</text:span><text:span text:style-name="T11_34"><text:s/></text:span><text:span text:style-name="T11_35">V</text:span><text:span text:style-name="T11_36"><text:s/></text:span><text:span text:style-name="T11_37">FJV</text:span><text:span text:style-name="T11_38"><text:s/></text:span><text:span text:style-name="T11_39">XKAGVS</text:span><text:span text:style-name="T11_40"><text:s/></text:span><text:span text:style-name="T11_41">T</text:span><text:span text:style-name="T11_42"><text:s/></text:span><text:span text:style-name="T11_43">MTPTWET</text:span><text:span text:style-name="T11_44"><text:s/></text:span><text:span text:style-name="T11_45">XEDMGKOETMID</text:span><text:span text:style-name="T11_46">.</text:span></text:p>
      <text:p text:style-name="P12"/>
      <text:p text:style-name="P13"/>
      <text:p text:style-name="P14"><text:span text:style-name="T14_1">WEXAYQFHEEJSVUAHWQYMYRTGUR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